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1f4" officeooo:paragraph-rsid="000261f4"/>
    </style:style>
    <style:style style:name="P2" style:family="paragraph" style:parent-style-name="Standard" style:list-style-name="L1">
      <style:text-properties officeooo:rsid="000261f4" officeooo:paragraph-rsid="000261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informatique est une discipline qui, entre autres, traite l’information.</text:p>
      <text:list xml:id="list2117051767" text:style-name="L1">
        <text:list-item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8269375341" text:continue-list="list2117051767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8102386083" text:continue-list="list101858269375341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7416890622" text:continue-list="list101858102386083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6835206107" text:continue-list="list101857416890622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>L’informatique est une discipline qui, entre autres, traite l’information.</text:p>
      <text:list xml:id="list101858173768998" text:continue-numbering="true" text:style-name="L1">
        <text:list-item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8194005235" text:continue-list="list101858173768998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6567374397" text:continue-list="list101858194005235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7712363724" text:continue-list="list101856567374397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  <text:p text:style-name="P1"/>
      <text:p text:style-name="P1">L’informatique est une discipline qui, entre autres, traite l’information.</text:p>
      <text:list xml:id="list101857131896269" text:continue-list="list101857712363724" text:style-name="L1">
        <text:list-item text:start-value="1">
          <text:p text:style-name="P2">Quels sont les types d’information dont on parle ?</text:p>
          <text:p text:style-name="P2">Donnez des exemples.</text:p>
        </text:list-item>
        <text:list-item>
          <text:p text:style-name="P2">Quelle est la plus petite quantité d’information possible ?</text:p>
          <text:p text:style-name="P2">Quelles unités peut-on utiliser ?</text:p>
        </text:list-item>
        <text:list-item>
          <text:p text:style-name="P2">Donner des exemples de tailles de fichier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8T14:26:20.529000000</meta:creation-date>
    <meta:print-date>2023-09-18T14:29:49.261000000</meta:print-date>
    <dc:date>2024-10-29T10:18:56.413805373</dc:date>
    <meta:editing-duration>PT2H2M29S</meta:editing-duration>
    <meta:editing-cycles>2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60" meta:word-count="450" meta:character-count="2850" meta:non-whitespace-character-count="2490"/>
  </office:meta>
</office:document-meta>
</file>